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c2212"/>
    </style:style>
    <style:style style:name="P2" style:family="paragraph" style:parent-style-name="Frame_20_contents">
      <style:text-properties officeooo:rsid="000e0bc3" officeooo:paragraph-rsid="000e0bc3"/>
    </style:style>
    <style:style style:name="T1" style:family="text">
      <style:text-properties officeooo:rsid="000c2212"/>
    </style:style>
    <style:style style:name="gr1" style:family="graphic" style:parent-style-name="Frame">
      <style:graphic-properties draw:textarea-horizontal-align="justify" draw:textarea-vertical-align="middle" draw:auto-grow-height="false" fo:min-height="1.461cm" fo:min-width="3.4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bugs.documentfoundation.org/show_bug.cgi?id=147810" text:style-name="Internet_20_link" text:visited-style-name="Visited_20_Internet_20_Link"><text:span text:style-name="T1">Link</text:span></text:a><text:span text:style-name="T1"> <text:s text:c="6"/>text</text:span><draw:custom-shape text:anchor-type="char" draw:z-index="0" draw:name="Shape 1" draw:style-name="gr1" svg:width="3.472cm" svg:height="1.461cm" svg:x="3.531cm" svg:y="2.706cm"><text:p text:style-name="P2">Text box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color-table loext:name="LibreOffice">
        <loext:color loext:name="dk1" loext:color="#000000"/>
        <loext:color loext:name="lt1" loext:color="#ffffff"/>
        <loext:color loext:name="dk2" loext:color="#000000"/>
        <loext:color loext:name="l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link" loext:color="#0000ee"/>
        <loext:color loext:name="folHlink" loext:color="#551a8b"/>
      </loext:color-table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0T09:37:31.268000000</meta:creation-date>
    <dc:date>2023-03-22T12:09:33.043000000</dc:date>
    <meta:editing-duration>PT7M48S</meta:editing-duration>
    <meta:editing-cycles>7</meta:editing-cycles>
    <meta:generator>LibreOfficeDev/7.6.0.0.alpha0$Windows_X86_64 LibreOffice_project/33f97ddd549b4ebd72b5fea327378667d55796ff</meta:generator>
    <meta:document-statistic meta:table-count="0" meta:image-count="0" meta:object-count="0" meta:page-count="1" meta:paragraph-count="2" meta:word-count="4" meta:character-count="23" meta:non-whitespace-character-count="15"/>
  </office:meta>
</office:document-meta>
</file>